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vertical-align="middle"/>
    </style:style>
    <style:style style:name="gr2" style:family="graphic" style:parent-style-name="standard">
      <style:graphic-properties draw:fill="solid" draw:fill-color="#e6e6e6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marker-start="Arrow" draw:marker-end="Arrow" draw:fill="solid" draw:fill-color="#808080" draw:textarea-vertical-align="middle"/>
    </style:style>
    <style:style style:name="gr8" style:family="graphic" style:parent-style-name="objectwithoutfill">
      <style:graphic-properties draw:marker-start="" draw:marker-start-center="true" draw:marker-end="Arrow" draw:marker-end-width="0.3cm" draw:marker-end-center="true" draw:fill="none" draw:textarea-vertical-align="middle" draw:start-line-spacing-horizontal="6.9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text-shadow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8.9cm" svg:height="13.6cm" svg:x="1.1cm" svg:y="5.3cm">
          <text:p/>
        </draw:rect>
        <draw:rect draw:style-name="gr2" draw:text-style-name="P2" draw:layer="layout" svg:width="18.5cm" svg:height="4.3cm" svg:x="1.2cm" svg:y="1.046cm">
          <text:p text:style-name="P2"><text:span text:style-name="T1">Recharging Level 10</text:span></text:p>
          <text:p text:style-name="P2"><text:span text:style-name="T2">Parameter</text:span>:</text:p>
          <text:p text:style-name="P2">boolean: fuse input</text:p>
          <text:p text:style-name="P2">boolean: near powerstation</text:p>
          <text:p text:style-name="P2">Power: int, default 100;</text:p>
          <text:p text:style-name="P2"/>
        </draw:rect>
        <draw:rect draw:style-name="gr3" draw:text-style-name="P3" xml:id="id3" draw:id="id3" draw:layer="layout" svg:width="5.3cm" svg:height="3.4cm" svg:x="1.4cm" svg:y="11.9cm">
          <text:p text:style-name="P3">Inactive</text:p>
        </draw:rect>
        <draw:custom-shape draw:style-name="gr4" draw:text-style-name="P3" xml:id="id1" draw:id="id1" draw:layer="layout" svg:width="2cm" svg:height="2cm" svg:x="9.6cm" svg:y="6.1cm">
          <text:p text:style-name="P3">H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3" xml:id="id2" draw:id="id2" draw:layer="layout" svg:width="4.3cm" svg:height="2.9cm" svg:x="12.5cm" svg:y="14.5cm">
          <text:p text:style-name="P3">Activ</text:p>
        </draw:rect>
        <draw:rect draw:style-name="gr2" draw:text-style-name="P2" draw:layer="layout" svg:width="18.7cm" svg:height="4.3cm" svg:x="1cm" svg:y="1.046cm">
          <text:p text:style-name="P2"><text:span text:style-name="T1">Recharging Level 10</text:span></text:p>
          <text:p text:style-name="P2"><text:span text:style-name="T2">Parameter</text:span>:</text:p>
          <text:p text:style-name="P2">boolean: fuse input</text:p>
          <text:p text:style-name="P2">boolean: near powerstation</text:p>
          <text:p text:style-name="P2">Power: int, default 100;</text:p>
          <text:p text:style-name="P2"/>
        </draw:rect>
        <draw:rect draw:style-name="gr2" draw:text-style-name="P2" draw:layer="layout" svg:width="19cm" svg:height="4.3cm" svg:x="1cm" svg:y="1.046cm">
          <text:p text:style-name="P2"><text:span text:style-name="T1">Activation Level 11</text:span></text:p>
          <text:p text:style-name="P2"><text:span text:style-name="T2">Parameter</text:span>:</text:p>
          <text:p text:style-name="P2">boolean: hasPower</text:p>
          <text:p text:style-name="P2"/>
          <text:p text:style-name="P2"/>
        </draw:rect>
        <draw:connector draw:style-name="gr5" draw:text-style-name="P1" draw:layer="layout" draw:type="lines" svg:x1="10.6cm" svg:y1="8.1cm" svg:x2="12.5cm" svg:y2="15.95cm" draw:start-shape="id1" draw:start-glue-point="2" draw:end-shape="id2" svg:d="m10600 8100v501l1399 7349h501">
          <text:p text:style-name="P1">hasPower:true</text:p>
        </draw:connector>
        <draw:connector draw:style-name="gr5" draw:text-style-name="P1" draw:layer="layout" draw:type="lines" svg:x1="10.6cm" svg:y1="8.1cm" svg:x2="6.7cm" svg:y2="13.6cm" draw:start-shape="id1" draw:start-glue-point="2" draw:end-shape="id3" svg:d="m10600 8100v501l-3399 4999h-501">
          <text:p text:style-name="P1">hasPower:false</text:p>
        </draw:connector>
        <draw:connector draw:style-name="gr6" draw:text-style-name="P1" draw:layer="layout" draw:type="lines" svg:x1="14.65cm" svg:y1="17.4cm" svg:x2="14.95cm" svg:y2="22.7cm" draw:start-shape="id2" draw:end-shape="id4" draw:end-glue-point="0" svg:d="m14650 17400v501l300 4298v501">
          <text:p/>
        </draw:connector>
        <draw:rect draw:style-name="gr3" draw:text-style-name="P3" xml:id="id4" draw:id="id4" draw:layer="layout" svg:width="4.3cm" svg:height="2.9cm" svg:x="12.8cm" svg:y="22.7cm">
          <text:p text:style-name="P3">Recharging</text:p>
        </draw:rect>
      </draw:page>
      <draw:page draw:name="page2" draw:style-name="dp1" draw:master-page-name="Standard">
        <draw:rect draw:style-name="gr1" draw:text-style-name="P1" draw:layer="layout" svg:width="18.9cm" svg:height="19cm" svg:x="1.1cm" svg:y="5.3cm">
          <text:p/>
        </draw:rect>
        <draw:rect draw:style-name="gr1" draw:text-style-name="P1" xml:id="id11" draw:id="id11" draw:layer="layout" svg:width="19cm" svg:height="19cm" svg:x="1cm" svg:y="5.3cm">
          <text:p/>
        </draw:rect>
        <draw:rect draw:style-name="gr2" draw:text-style-name="P4" draw:layer="layout" svg:width="18.5cm" svg:height="4.3cm" svg:x="1.2cm" svg:y="1.046cm">
          <text:p text:style-name="P4"><text:span text:style-name="T1">Recharging Level 10</text:span></text:p>
          <text:p text:style-name="P4"><text:span text:style-name="T2">Parameter</text:span>:</text:p>
          <text:p text:style-name="P4">boolean: fuse input</text:p>
          <text:p text:style-name="P4">boolean: near powerstation</text:p>
          <text:p text:style-name="P4">Power: int, default 100;</text:p>
          <text:p text:style-name="P4"/>
        </draw:rect>
        <draw:rect draw:style-name="gr3" draw:text-style-name="P1" xml:id="id6" draw:id="id6" draw:layer="layout" svg:width="5.3cm" svg:height="3.4cm" svg:x="12.7cm" svg:y="6.8cm">
          <text:p text:style-name="P1">getInternalStatus</text:p>
        </draw:rect>
        <draw:custom-shape draw:style-name="gr4" draw:text-style-name="P1" xml:id="id5" draw:id="id5" draw:layer="layout" svg:width="2cm" svg:height="2cm" svg:x="2.7cm" svg:y="6.9cm">
          <text:p text:style-name="P1">H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xml:id="id7" draw:id="id7" draw:layer="layout" svg:width="6.8cm" svg:height="3.6cm" svg:x="1.8cm" svg:y="20.4cm">
          <text:p text:style-name="P1">MoveToPowersupply</text:p>
          <text:p text:style-name="P1"/>
        </draw:rect>
        <draw:connector draw:style-name="gr6" draw:text-style-name="P1" draw:layer="layout" draw:type="line" svg:x1="4.7cm" svg:y1="7.9cm" svg:x2="12.7cm" svg:y2="8.5cm" draw:start-shape="id5" draw:start-glue-point="10" draw:end-shape="id6" draw:end-glue-point="3" svg:d="m4700 7900 8000 600">
          <text:p/>
        </draw:connector>
        <draw:connector draw:style-name="gr5" draw:text-style-name="P1" draw:layer="layout" draw:type="line" svg:x1="12.7cm" svg:y1="8.5cm" svg:x2="5.2cm" svg:y2="20.4cm" draw:start-shape="id6" draw:end-shape="id7" draw:end-glue-point="0" svg:d="m12700 8500-7500 11900">
          <text:p text:style-name="P1"><text:s/>SeesPowersupply:true</text:p>
        </draw:connector>
        <draw:connector draw:style-name="gr5" draw:text-style-name="P1" draw:layer="layout" draw:type="line" svg:x1="17.35cm" svg:y1="23.7cm" svg:x2="15.75cm" svg:y2="26.5cm" draw:start-shape="id8" draw:end-shape="id9" svg:d="m17350 23700-1600 2800">
          <text:p text:style-name="P1">&gt; 100% Power</text:p>
        </draw:connector>
        <draw:rect draw:style-name="gr3" draw:text-style-name="P1" xml:id="id10" draw:id="id10" draw:layer="layout" svg:width="5.3cm" svg:height="3.4cm" svg:x="1.4cm" svg:y="10.6cm">
          <text:p text:style-name="P1">search for</text:p>
          <text:p text:style-name="P1">powersupply</text:p>
        </draw:rect>
        <draw:connector draw:style-name="gr5" draw:text-style-name="P1" draw:layer="layout" draw:type="line" svg:x1="12.7cm" svg:y1="8.5cm" svg:x2="6.7cm" svg:y2="12.3cm" draw:start-shape="id6" draw:end-shape="id10" svg:d="m12700 8500-6000 3800">
          <text:p text:style-name="P1">SeesPowersupply:false</text:p>
        </draw:connector>
        <draw:connector draw:style-name="gr5" draw:text-style-name="P1" draw:layer="layout" draw:type="line" svg:x1="4.05cm" svg:y1="14cm" svg:x2="5.2cm" svg:y2="20.4cm" draw:start-shape="id10" draw:end-shape="id7" svg:d="m4050 14000 1150 6400">
          <text:p text:style-name="P1"/>
          <text:p text:style-name="P1"><text:s/>SeesPowersupply:true</text:p>
        </draw:connector>
        <draw:rect draw:style-name="gr3" draw:text-style-name="P1" xml:id="id9" draw:id="id9" draw:layer="layout" svg:width="4.3cm" svg:height="2.9cm" svg:x="13.6cm" svg:y="26.5cm">
          <text:p text:style-name="P1">Movement</text:p>
        </draw:rect>
        <draw:rect draw:style-name="gr2" draw:text-style-name="P4" draw:layer="layout" svg:width="18.7cm" svg:height="4.3cm" svg:x="1cm" svg:y="1.046cm">
          <text:p text:style-name="P4"><text:span text:style-name="T1">Recharging Level 10</text:span></text:p>
          <text:p text:style-name="P4"><text:span text:style-name="T2">Parameter</text:span>:</text:p>
          <text:p text:style-name="P4">boolean: fuse input</text:p>
          <text:p text:style-name="P4">boolean: near powerstation</text:p>
          <text:p text:style-name="P4">Power: int, default 100;</text:p>
          <text:p text:style-name="P4"/>
        </draw:rect>
        <draw:rect draw:style-name="gr2" draw:text-style-name="P4" draw:layer="layout" svg:width="19cm" svg:height="4.3cm" svg:x="1cm" svg:y="1.046cm">
          <text:p text:style-name="P4"><text:span text:style-name="T1">Recharging Level 10</text:span></text:p>
          <text:p text:style-name="P4"><text:span text:style-name="T2">Parameter</text:span>:</text:p>
          <text:p text:style-name="P4">boolean: seesPowersupply, default = false;</text:p>
          <text:p text:style-name="P4">boolean: nearPowersupply, default = false; </text:p>
          <text:p text:style-name="P4">int: actualPowerLevel, default 50;</text:p>
          <text:p text:style-name="P4">int: maxPowerLevel, default 100;</text:p>
          <text:p text:style-name="P4"/>
        </draw:rect>
        <draw:rect draw:style-name="gr3" draw:text-style-name="P1" xml:id="id8" draw:id="id8" draw:layer="layout" svg:width="5.3cm" svg:height="3.4cm" svg:x="14.7cm" svg:y="20.3cm">
          <text:p text:style-name="P1">charging</text:p>
        </draw:rect>
        <draw:connector draw:style-name="gr5" draw:text-style-name="P1" draw:layer="layout" draw:type="lines" svg:x1="15.35cm" svg:y1="10.2cm" svg:x2="17.35cm" svg:y2="20.3cm" draw:start-shape="id6" draw:end-shape="id8" svg:d="m15350 10200v501l2000 9098v501">
          <text:p text:style-name="P1">NearPowersupply:true</text:p>
          <text:p text:style-name="P1">SeesPowersupply:true</text:p>
        </draw:connector>
        <draw:connector draw:style-name="gr5" draw:text-style-name="P1" draw:layer="layout" draw:type="lines" svg:x1="8.6cm" svg:y1="22.2cm" svg:x2="14.7cm" svg:y2="22cm" draw:start-shape="id7" draw:end-shape="id8" svg:d="m8600 22200h501l5098-200h501">
          <text:p text:style-name="P1">NearPowersupply:true</text:p>
          <text:p text:style-name="P1"/>
        </draw:connector>
        <draw:rect draw:style-name="gr3" draw:text-style-name="P1" xml:id="id12" draw:id="id12" draw:layer="layout" svg:width="4.3cm" svg:height="2.9cm" svg:x="2cm" svg:y="26.4cm">
          <text:p text:style-name="P1">Activation</text:p>
        </draw:rect>
        <draw:connector draw:style-name="gr5" draw:text-style-name="P1" draw:layer="layout" draw:type="lines" svg:x1="10.5cm" svg:y1="24.3cm" svg:x2="6.3cm" svg:y2="27.85cm" draw:start-shape="id11" draw:end-shape="id12" svg:d="m10500 24300v501l-3699 3049h-501">
          <text:p text:style-name="P1">HasPower:false</text:p>
        </draw:connector>
      </draw:page>
      <draw:page draw:name="page3" draw:style-name="dp1" draw:master-page-name="Standard">
        <draw:rect draw:style-name="gr7" draw:text-style-name="P1" xml:id="id18" draw:id="id18" draw:layer="layout" svg:width="18.9cm" svg:height="22.7cm" svg:x="1.1cm" svg:y="6cm">
          <text:p/>
        </draw:rect>
        <draw:rect draw:style-name="gr2" draw:text-style-name="P4" draw:layer="layout" svg:width="18.5cm" svg:height="4.3cm" svg:x="1.2cm" svg:y="1.046cm">
          <text:p text:style-name="P4"><text:span text:style-name="T1">Recharging Level 10</text:span></text:p>
          <text:p text:style-name="P4"><text:span text:style-name="T2">Parameter</text:span>:</text:p>
          <text:p text:style-name="P4">boolean: fuse input</text:p>
          <text:p text:style-name="P4">boolean: near powerstation</text:p>
          <text:p text:style-name="P4">Power: int, default 100;</text:p>
          <text:p text:style-name="P4"/>
        </draw:rect>
        <draw:rect draw:style-name="gr3" draw:text-style-name="P1" xml:id="id14" draw:id="id14" draw:layer="layout" svg:width="5.3cm" svg:height="3.4cm" svg:x="1.6cm" svg:y="6.8cm">
          <draw:glue-point draw:id="4" svg:x="-1.603cm" svg:y="5cm"/>
          <text:p text:style-name="P1">patrol</text:p>
        </draw:rect>
        <draw:custom-shape draw:style-name="gr4" draw:text-style-name="P1" xml:id="id13" draw:id="id13" draw:layer="layout" svg:width="2cm" svg:height="2cm" svg:x="0.9cm" svg:y="11.4cm">
          <text:p text:style-name="P1">H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xml:id="id15" draw:id="id15" draw:layer="layout" svg:width="5.3cm" svg:height="3.4cm" svg:x="13.8cm" svg:y="6.146cm">
          <draw:glue-point draw:id="4" svg:x="-4.811cm" svg:y="-4.705cm"/>
          <text:p text:style-name="P1">attacking</text:p>
        </draw:rect>
        <draw:connector draw:style-name="gr6" draw:text-style-name="P1" draw:layer="layout" draw:type="line" svg:x1="1.9cm" svg:y1="11.4cm" svg:x2="1.6cm" svg:y2="8.5cm" draw:start-shape="id13" draw:start-glue-point="4" draw:end-shape="id14" draw:end-glue-point="3" svg:d="m1900 11400-300-2900">
          <text:p/>
        </draw:connector>
        <draw:connector draw:style-name="gr5" draw:text-style-name="P1" draw:layer="layout" draw:type="line" svg:x1="6.9cm" svg:y1="8.5cm" svg:x2="13.8cm" svg:y2="7.846cm" draw:start-shape="id14" draw:end-shape="id15" draw:end-glue-point="3" svg:d="m6900 8500 6900-654">
          <text:p text:style-name="P1"/>
          <text:p text:style-name="P1">SeesPlayer:true</text:p>
          <text:p text:style-name="P1">InAttackRange:true</text:p>
        </draw:connector>
        <draw:rect draw:style-name="gr3" draw:text-style-name="P1" xml:id="id16" draw:id="id16" draw:layer="layout" svg:width="5.3cm" svg:height="3.4cm" svg:x="13.3cm" svg:y="18.7cm">
          <draw:glue-point draw:id="4" svg:x="-3.679cm" svg:y="5cm"/>
          <draw:glue-point draw:id="5" svg:x="3.679cm" svg:y="5cm"/>
          <draw:glue-point draw:id="6" svg:x="4.811cm" svg:y="-4.705cm"/>
          <text:p text:style-name="P1">chasing</text:p>
        </draw:rect>
        <draw:connector draw:style-name="gr5" draw:text-style-name="P1" draw:layer="layout" draw:type="line" svg:x1="6.9cm" svg:y1="8.5cm" svg:x2="13.3cm" svg:y2="20.4cm" draw:start-shape="id14" draw:end-shape="id16" svg:d="m6900 8500 6400 11900">
          <text:p text:style-name="P1">SeesPlayer:true</text:p>
          <text:p text:style-name="P1">InAttackRange:false</text:p>
        </draw:connector>
        <draw:connector draw:style-name="gr5" draw:text-style-name="P4" draw:layer="layout" draw:type="line" svg:x1="15.95cm" svg:y1="18.7cm" svg:x2="13.8cm" svg:y2="7.846cm" draw:start-shape="id16" draw:end-shape="id15" draw:end-glue-point="3" svg:d="m15950 18700-2150-10854">
          <text:p text:style-name="P4">InAttackRange:true</text:p>
        </draw:connector>
        <draw:rect draw:style-name="gr3" draw:text-style-name="P1" xml:id="id17" draw:id="id17" draw:layer="layout" svg:width="4.3cm" svg:height="2.9cm" svg:x="0.8cm" svg:y="22.3cm">
          <draw:glue-point draw:id="4" svg:x="3.139cm" svg:y="-4.655cm"/>
          <text:p text:style-name="P1">investigating</text:p>
        </draw:rect>
        <draw:rect draw:style-name="gr2" draw:text-style-name="P4" draw:layer="layout" svg:width="18.7cm" svg:height="4.3cm" svg:x="1cm" svg:y="1.046cm">
          <text:p text:style-name="P4"><text:span text:style-name="T1">Recharging Level 10</text:span></text:p>
          <text:p text:style-name="P4"><text:span text:style-name="T2">Parameter</text:span>:</text:p>
          <text:p text:style-name="P4">boolean: fuse input</text:p>
          <text:p text:style-name="P4">boolean: near powerstation</text:p>
          <text:p text:style-name="P4">Power: int, default 100;</text:p>
          <text:p text:style-name="P4"/>
        </draw:rect>
        <draw:rect draw:style-name="gr2" draw:text-style-name="P4" draw:layer="layout" svg:width="19cm" svg:height="4.954cm" svg:x="1cm" svg:y="1.046cm">
          <text:p text:style-name="P4"><text:span text:style-name="T1">Movement Level 9</text:span></text:p>
          <text:p text:style-name="P4"><text:span text:style-name="T2">Parameter</text:span>:</text:p>
          <text:p text:style-name="P4">boolean: seesPlayer</text:p>
          <text:p text:style-name="P4">boolean: hearsPlayer</text:p>
          <text:p text:style-name="P4">int: searchTimer, default, 5 (sek)</text:p>
          <text:p text:style-name="P4">boolean: inAttackRange</text:p>
          <text:p text:style-name="P4"/>
        </draw:rect>
        <draw:connector draw:style-name="gr8" draw:text-style-name="P1" draw:layer="layout" draw:type="line" svg:x1="14.001cm" svg:y1="22.1cm" svg:x2="5.1cm" svg:y2="23.75cm" draw:start-shape="id16" draw:start-glue-point="4" draw:end-shape="id17" svg:d="m14001 22100-8901 1650">
          <text:p text:style-name="P1"><text:s/><text:span text:style-name="T3">SeesPlayer:false</text:span></text:p>
        </draw:connector>
        <draw:connector draw:style-name="gr5" draw:text-style-name="P1" draw:layer="layout" draw:type="line" svg:x1="3.401cm" svg:y1="10.2cm" svg:x2="2.95cm" svg:y2="22.3cm" draw:start-shape="id14" draw:start-glue-point="4" draw:end-shape="id17" svg:d="m3401 10200-451 12100">
          <text:p text:style-name="P1">HearsPlayer:true</text:p>
          <text:p text:style-name="P1"/>
        </draw:connector>
        <draw:connector draw:style-name="gr5" draw:text-style-name="P1" draw:layer="layout" draw:type="line" svg:x1="5.1cm" svg:y1="23.75cm" svg:x2="4.25cm" svg:y2="10.2cm" draw:start-shape="id17" draw:start-glue-point="1" draw:end-shape="id14" svg:d="m5100 23750-850-13550">
          <text:p text:style-name="P1">SearchTimer = 0</text:p>
          <text:p text:style-name="P1"/>
        </draw:connector>
        <draw:connector draw:style-name="gr5" draw:text-style-name="P1" draw:layer="layout" draw:type="line" svg:x1="16.45cm" svg:y1="9.546cm" svg:x2="18.499cm" svg:y2="18.801cm" draw:start-shape="id15" draw:start-glue-point="2" draw:end-shape="id16" draw:end-glue-point="6" svg:d="m16450 9546 2049 9255">
          <text:p text:style-name="P1">InAttackRange:false</text:p>
          <text:p text:style-name="P1"/>
        </draw:connector>
        <draw:connector draw:style-name="gr6" draw:text-style-name="P1" draw:layer="layout" draw:type="curve" draw:line-skew="2.274cm" svg:x1="2.95cm" svg:y1="25.2cm" svg:x2="17.899cm" svg:y2="22.1cm" draw:start-shape="id17" draw:start-glue-point="2" draw:end-shape="id16" draw:end-glue-point="5" svg:d="m2950 25200c0 4162 14949 5712 14949-3100">
          <text:p/>
        </draw:connector>
        <draw:frame draw:style-name="gr9" draw:layer="layout" svg:width="6cm" svg:height="1.2cm" svg:x="9.1cm" svg:y="26.7cm">
          <draw:text-box>
            <text:p>SeesPlayer:true</text:p>
          </draw:text-box>
        </draw:frame>
        <draw:rect draw:style-name="gr3" draw:text-style-name="P1" xml:id="id19" draw:id="id19" draw:layer="layout" svg:width="5.3cm" svg:height="3.4cm" svg:x="24cm" svg:y="13.3cm">
          <draw:glue-point draw:id="4" svg:x="-4.811cm" svg:y="-4.705cm"/>
          <text:p text:style-name="P1">Recharging</text:p>
        </draw:rect>
        <draw:connector draw:style-name="gr5" draw:text-style-name="P1" draw:layer="layout" draw:type="lines" svg:x1="20cm" svg:y1="17.35cm" svg:x2="24cm" svg:y2="15cm" draw:start-shape="id18" draw:end-shape="id19" svg:d="m20000 17350h501l2998-2350h501">
          <text:p text:style-name="P1">&lt;30% Power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Calibri" style:font-family-generic="swiss" style:font-pitch="variable" fo:font-size="11pt" fo:language="de" fo:country="CH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de" fo:country="CH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fsbfdb rr</meta:initial-creator>
    <meta:creation-date>2014-10-15T19:26:31.94</meta:creation-date>
    <dc:date>2014-10-17T17:30:36.60</dc:date>
    <dc:creator>dfsbfdb rr</dc:creator>
    <meta:editing-duration>PT4H24M43S</meta:editing-duration>
    <meta:editing-cycles>8</meta:editing-cycles>
    <meta:generator>OpenOffice.org/3.4.1$Win32 OpenOffice.org_project/341m1$Build-9593</meta:generator>
    <meta:document-statistic meta:object-count="52"/>
  </office:meta>
</office:document-meta>
</file>